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notifications envoyées aux utilisateurs lorsqu'ils gagnent ou perdent un privilèges sont créées dans le modèle User dans la fonction SetKarma</text:p>
      <text:p text:style-name="Standard"/>
      <text:p text:style-name="Standard">La notification des utilisateurs se fait dans l'Action Helper d'Islamine NotifyUser.</text:p>
      <text:p text:style-name="Standard"/>
      <text:p text:style-name="Standard">Le vote se fait dans l'Action Helper d'Islamine V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e </meta:initial-creator>
    <meta:creation-date>2012-05-05T17:49:23</meta:creation-date>
    <meta:document-statistic meta:table-count="0" meta:image-count="0" meta:object-count="0" meta:page-count="1" meta:paragraph-count="3" meta:word-count="41" meta:character-count="281" meta:non-whitespace-character-count="243"/>
    <dc:date>2012-05-05T17:52:19</dc:date>
    <dc:creator>Jeremie </dc:creator>
    <meta:editing-duration>PT2M57S</meta:editing-duration>
    <meta:editing-cycles>1</meta:editing-cycles>
    <meta:generator>LibreOffice/3.4$Linux LibreOffice_project/340m1$Build-402</meta:generator>
  </office:meta>
</office:document-meta>
</file>